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Source Code Pro" svg:font-family="'Source Code Pro'"/>
    <style:font-face style:name="Source Code Pro1" svg:font-family="'Source Code Pro'" style:font-pitch="fixed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0.7292in"/>
    </style:style>
    <style:style style:name="Table1.B" style:family="table-column">
      <style:table-column-properties style:column-width="2.8542in"/>
    </style:style>
    <style:style style:name="Table1.C" style:family="table-column">
      <style:table-column-properties style:column-width="1.1458in"/>
    </style:style>
    <style:style style:name="Table1.D" style:family="table-column">
      <style:table-column-properties style:column-width="2.312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2681in" table:align="margins"/>
    </style:style>
    <style:style style:name="Table2.A" style:family="table-column">
      <style:table-column-properties style:column-width="1.3333in" style:rel-column-width="12021*"/>
    </style:style>
    <style:style style:name="Table2.B" style:family="table-column">
      <style:table-column-properties style:column-width="3.184in" style:rel-column-width="28708*"/>
    </style:style>
    <style:style style:name="Table2.C" style:family="table-column">
      <style:table-column-properties style:column-width="0.9063in" style:rel-column-width="8173*"/>
    </style:style>
    <style:style style:name="Table2.D" style:family="table-column">
      <style:table-column-properties style:column-width="1.8444in" style:rel-column-width="1663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25in" table:align="left"/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3.1875in"/>
    </style:style>
    <style:style style:name="Table3.C" style:family="table-column">
      <style:table-column-properties style:column-width="0.9375in"/>
    </style:style>
    <style:style style:name="Table3.D" style:family="table-column">
      <style:table-column-properties style:column-width="1.812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Source Code Pro1" fo:font-size="10pt" fo:language="en" fo:country="US" fo:font-weight="bold" officeooo:rsid="007db1f5" officeooo:paragraph-rsid="007db1f5" style:font-size-asian="8.75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style:font-name="Source Code Pro1" fo:font-size="10pt" fo:language="en" fo:country="US" fo:font-weight="bold" officeooo:rsid="0007c260" officeooo:paragraph-rsid="00198c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Source Code Pro1" fo:font-size="10pt" fo:language="en" fo:country="US" fo:font-style="italic" fo:font-weight="normal" officeooo:rsid="00c63b2d" officeooo:paragraph-rsid="00c63b2d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Source Code Pro1" fo:font-size="10pt" fo:language="en" fo:country="US" fo:font-style="italic" fo:font-weight="normal" officeooo:rsid="002a052a" officeooo:paragraph-rsid="002bd221" style:font-size-asian="8.75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Source Code Pro1" fo:font-size="20pt" fo:language="en" fo:country="US" fo:font-weight="bold" officeooo:rsid="0007c260" officeooo:paragraph-rsid="0007c260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Source Code Pro1" fo:font-size="12pt" fo:language="en" fo:country="US" fo:font-weight="normal" officeooo:rsid="00afe425" officeooo:paragraph-rsid="00afe42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Source Code Pro1" fo:font-size="12pt" fo:language="en" fo:country="US" fo:font-weight="normal" officeooo:rsid="00b182ef" officeooo:paragraph-rsid="00b182e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Source Code Pro1" fo:font-size="12pt" fo:language="en" fo:country="US" fo:font-weight="normal" officeooo:rsid="00b6cc64" officeooo:paragraph-rsid="00b6cc6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Text_20_body">
      <style:paragraph-properties fo:line-height="100%" fo:text-align="start" style:justify-single-word="false"/>
      <style:text-properties style:font-name="Source Code Pro1" fo:font-size="12pt" fo:language="en" fo:country="US" fo:font-weight="normal" officeooo:rsid="003a548f" officeooo:paragraph-rsid="006a7299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line-height="100%" fo:text-align="start" style:justify-single-word="false"/>
      <style:text-properties style:font-name="Source Code Pro1" fo:font-size="12pt" fo:language="en" fo:country="US" fo:font-weight="normal" officeooo:rsid="003bf42c" officeooo:paragraph-rsid="009f9f92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Source Code Pro1" fo:font-size="12pt" fo:language="en" fo:country="US" fo:font-weight="normal" officeooo:rsid="003e0f1a" officeooo:paragraph-rsid="006a7299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line-height="100%" fo:text-align="start" style:justify-single-word="false"/>
      <style:text-properties style:font-name="Source Code Pro1" fo:font-size="12pt" fo:language="en" fo:country="US" fo:font-weight="normal" officeooo:rsid="003ef863" officeooo:paragraph-rsid="00ddc400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line-height="100%" fo:text-align="start" style:justify-single-word="false"/>
      <style:text-properties style:font-name="Source Code Pro1" fo:font-size="12pt" fo:language="en" fo:country="US" fo:font-weight="normal" officeooo:rsid="00dadeac" officeooo:paragraph-rsid="00dadeac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line-height="100%" fo:text-align="start" style:justify-single-word="false"/>
      <style:text-properties style:font-name="Source Code Pro1" fo:font-size="12pt" fo:language="en" fo:country="US" fo:font-weight="normal" officeooo:rsid="00dd2707" officeooo:paragraph-rsid="00dd2707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line-height="100%" fo:text-align="start" style:justify-single-word="false"/>
      <style:text-properties style:font-name="Source Code Pro1" fo:font-size="12pt" fo:language="en" fo:country="US" fo:font-weight="normal" officeooo:rsid="00455b5a" officeooo:paragraph-rsid="006a729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Source Code Pro1" fo:font-size="12pt" fo:language="en" fo:country="US" fo:font-weight="bold" officeooo:rsid="00b6cc64" officeooo:paragraph-rsid="00b6cc6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7" style:family="paragraph" style:parent-style-name="Text_20_body">
      <style:paragraph-properties fo:line-height="100%" fo:text-align="start" style:justify-single-word="false"/>
      <style:text-properties style:font-name="Source Code Pro1" fo:font-size="12pt" fo:language="en" fo:country="US" fo:font-weight="bold" officeooo:rsid="003dde50" officeooo:paragraph-rsid="006a7299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line-height="100%" fo:text-align="start" style:justify-single-word="false"/>
      <style:text-properties style:font-name="Source Code Pro1" fo:font-size="12pt" fo:language="en" fo:country="US" fo:font-weight="bold" officeooo:rsid="003dde50" officeooo:paragraph-rsid="00c06656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line-height="100%" fo:text-align="start" style:justify-single-word="false"/>
      <style:text-properties style:font-name="Source Code Pro1" fo:font-size="12pt" fo:language="en" fo:country="US" fo:font-weight="bold" officeooo:rsid="003dde50" officeooo:paragraph-rsid="00dd2707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00%" fo:text-align="start" style:justify-single-word="false"/>
      <style:text-properties style:font-name="Source Code Pro1" fo:font-size="12pt" fo:language="en" fo:country="US" fo:font-style="normal" fo:font-weight="normal" officeooo:rsid="00cbd515" officeooo:paragraph-rsid="00cbd51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Source Code Pro1" fo:language="en" fo:country="US" fo:font-weight="normal" officeooo:rsid="0007c260" officeooo:paragraph-rsid="0007c260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Source Code Pro1" fo:language="en" fo:country="US" fo:font-weight="normal" officeooo:rsid="0007c260" officeooo:paragraph-rsid="009a2d57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Source Code Pro1" fo:language="en" fo:country="US" fo:font-weight="normal" officeooo:rsid="0007c260" officeooo:paragraph-rsid="009c48c2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Source Code Pro1" fo:language="en" fo:country="US" fo:font-weight="normal" officeooo:rsid="0007c260" officeooo:paragraph-rsid="00b36e17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Source Code Pro1" fo:language="en" fo:country="US" fo:font-weight="normal" officeooo:rsid="0007c260" officeooo:paragraph-rsid="00c4246e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Source Code Pro1" fo:language="en" fo:country="US" fo:font-weight="normal" officeooo:rsid="0019445a" officeooo:paragraph-rsid="0019445a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style:font-name="Source Code Pro1" fo:language="en" fo:country="US" fo:font-weight="bold" officeooo:rsid="0007c260" officeooo:paragraph-rsid="0007c260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Standard">
      <style:paragraph-properties fo:line-height="100%" fo:text-align="start" style:justify-single-word="false"/>
      <style:text-properties style:font-name="Source Code Pro1" fo:language="en" fo:country="US" fo:font-weight="bold" officeooo:rsid="0007c260" officeooo:paragraph-rsid="009a2d57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Standard">
      <style:paragraph-properties fo:line-height="100%" fo:text-align="start" style:justify-single-word="false"/>
      <style:text-properties style:font-name="Source Code Pro1" fo:language="en" fo:country="US" fo:font-weight="bold" officeooo:rsid="0007c260" officeooo:paragraph-rsid="009c48c2" style:language-asian="zxx" style:country-asian="none" style:font-weight-asian="bold" style:language-complex="zxx" style:country-complex="none" style:font-weight-complex="bold"/>
    </style:style>
    <style:style style:name="P30" style:family="paragraph" style:parent-style-name="Standard">
      <style:paragraph-properties fo:line-height="100%" fo:text-align="center" style:justify-single-word="false"/>
      <style:text-properties style:font-name="Source Code Pro1" fo:language="en" fo:country="US" fo:font-weight="bold" officeooo:rsid="0007c260" officeooo:paragraph-rsid="0007c260" style:language-asian="zxx" style:country-asian="none" style:font-weight-asian="bold" style:language-complex="zxx" style:country-complex="none" style:font-weight-complex="bold"/>
    </style:style>
    <style:style style:name="P31" style:family="paragraph" style:parent-style-name="Standard">
      <style:paragraph-properties fo:line-height="100%" fo:text-align="center" style:justify-single-word="false"/>
      <style:text-properties style:font-name="Source Code Pro1" fo:language="en" fo:country="US" fo:font-weight="bold" officeooo:rsid="000f25fa" officeooo:paragraph-rsid="000f25fa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Standard">
      <style:paragraph-properties fo:line-height="100%" fo:text-align="start" style:justify-single-word="false"/>
      <style:text-properties style:font-name="Source Code Pro1" fo:language="en" fo:country="US" fo:font-weight="bold" officeooo:rsid="001967a6" officeooo:paragraph-rsid="001967a6" style:language-asian="zxx" style:country-asian="none" style:font-weight-asian="bold" style:language-complex="zxx" style:country-complex="none" style:font-weight-complex="bold"/>
    </style:style>
    <style:style style:name="P33" style:family="paragraph" style:parent-style-name="Table_20_Contents">
      <style:paragraph-properties fo:line-height="100%" fo:text-align="start" style:justify-single-word="false"/>
      <style:text-properties style:font-name="Source Code Pro1" fo:language="en" fo:country="US" officeooo:rsid="00987ef3" officeooo:paragraph-rsid="00987ef3" style:language-asian="zxx" style:country-asian="none" style:language-complex="zxx" style:country-complex="none"/>
    </style:style>
    <style:style style:name="P34" style:family="paragraph" style:parent-style-name="Table_20_Contents">
      <style:paragraph-properties fo:line-height="100%" fo:text-align="start" style:justify-single-word="false"/>
      <style:text-properties style:font-name="Source Code Pro1" fo:language="en" fo:country="US" officeooo:rsid="00987ef3" officeooo:paragraph-rsid="00c4c79f" style:language-asian="zxx" style:country-asian="none" style:language-complex="zxx" style:country-complex="none"/>
    </style:style>
    <style:style style:name="P35" style:family="paragraph" style:parent-style-name="Table_20_Contents">
      <style:paragraph-properties fo:line-height="100%" fo:text-align="start" style:justify-single-word="false"/>
      <style:text-properties style:font-name="Source Code Pro1" fo:language="en" fo:country="US" officeooo:rsid="0020119f" officeooo:paragraph-rsid="0020119f" style:language-asian="zxx" style:country-asian="none" style:language-complex="zxx" style:country-complex="none"/>
    </style:style>
    <style:style style:name="P36" style:family="paragraph" style:parent-style-name="Table_20_Contents">
      <style:paragraph-properties fo:line-height="100%" fo:text-align="start" style:justify-single-word="false"/>
      <style:text-properties style:font-name="Source Code Pro1" fo:language="en" fo:country="US" officeooo:rsid="0020119f" officeooo:paragraph-rsid="00c4c79f" style:language-asian="zxx" style:country-asian="none" style:language-complex="zxx" style:country-complex="none"/>
    </style:style>
    <style:style style:name="P37" style:family="paragraph" style:parent-style-name="Table_20_Contents">
      <style:paragraph-properties fo:line-height="100%" fo:text-align="start" style:justify-single-word="false"/>
      <style:text-properties style:font-name="Source Code Pro1" fo:language="en" fo:country="US" officeooo:rsid="000e3ac2" officeooo:paragraph-rsid="000e3ac2" style:language-asian="zxx" style:country-asian="none" style:language-complex="zxx" style:country-complex="none"/>
    </style:style>
    <style:style style:name="P38" style:family="paragraph" style:parent-style-name="Table_20_Contents">
      <style:paragraph-properties fo:line-height="100%" fo:text-align="start" style:justify-single-word="false"/>
      <style:text-properties style:font-name="Source Code Pro1" fo:language="en" fo:country="US" officeooo:rsid="000e3ac2" officeooo:paragraph-rsid="000f25fa" style:language-asian="zxx" style:country-asian="none" style:language-complex="zxx" style:country-complex="none"/>
    </style:style>
    <style:style style:name="P39" style:family="paragraph" style:parent-style-name="Table_20_Contents">
      <style:paragraph-properties fo:line-height="100%" fo:text-align="start" style:justify-single-word="false"/>
      <style:text-properties style:font-name="Source Code Pro1" fo:language="en" fo:country="US" officeooo:rsid="000e3ac2" officeooo:paragraph-rsid="00c4c79f" style:language-asian="zxx" style:country-asian="none" style:language-complex="zxx" style:country-complex="none"/>
    </style:style>
    <style:style style:name="P40" style:family="paragraph" style:parent-style-name="Table_20_Contents">
      <style:paragraph-properties fo:line-height="100%" fo:text-align="start" style:justify-single-word="false"/>
      <style:text-properties style:font-name="Source Code Pro1" fo:language="en" fo:country="US" officeooo:rsid="004b7e8c" officeooo:paragraph-rsid="004b7e8c" style:language-asian="zxx" style:country-asian="none" style:language-complex="zxx" style:country-complex="none"/>
    </style:style>
    <style:style style:name="P41" style:family="paragraph" style:parent-style-name="Table_20_Contents">
      <style:paragraph-properties fo:line-height="100%" fo:text-align="start" style:justify-single-word="false"/>
      <style:text-properties style:font-name="Source Code Pro1" fo:language="en" fo:country="US" officeooo:rsid="004b7e8c" officeooo:paragraph-rsid="00c4c79f" style:language-asian="zxx" style:country-asian="none" style:language-complex="zxx" style:country-complex="none"/>
    </style:style>
    <style:style style:name="P42" style:family="paragraph" style:parent-style-name="Table_20_Contents">
      <style:paragraph-properties fo:line-height="100%" fo:text-align="start" style:justify-single-word="false"/>
      <style:text-properties style:font-name="Source Code Pro1" fo:language="en" fo:country="US" style:language-asian="zxx" style:country-asian="none" style:language-complex="zxx" style:country-complex="none"/>
    </style:style>
    <style:style style:name="P43" style:family="paragraph" style:parent-style-name="Table_20_Contents">
      <style:paragraph-properties fo:line-height="100%" fo:text-align="start" style:justify-single-word="false"/>
      <style:text-properties style:font-name="Source Code Pro1" fo:language="en" fo:country="US" officeooo:paragraph-rsid="00c4c79f" style:language-asian="zxx" style:country-asian="none" style:language-complex="zxx" style:country-complex="none"/>
    </style:style>
    <style:style style:name="P44" style:family="paragraph" style:parent-style-name="Table_20_Contents">
      <style:paragraph-properties fo:line-height="100%" fo:text-align="start" style:justify-single-word="false"/>
      <style:text-properties style:font-name="Source Code Pro1" fo:language="en" fo:country="US" officeooo:rsid="000f25fa" officeooo:paragraph-rsid="000f25fa" style:language-asian="zxx" style:country-asian="none" style:language-complex="zxx" style:country-complex="none"/>
    </style:style>
    <style:style style:name="P45" style:family="paragraph" style:parent-style-name="Table_20_Contents">
      <style:paragraph-properties fo:line-height="100%" fo:text-align="start" style:justify-single-word="false"/>
      <style:text-properties style:font-name="Source Code Pro1" fo:language="en" fo:country="US" officeooo:rsid="00a5b7f5" officeooo:paragraph-rsid="00c4c79f" style:language-asian="zxx" style:country-asian="none" style:language-complex="zxx" style:country-complex="none"/>
    </style:style>
    <style:style style:name="P46" style:family="paragraph" style:parent-style-name="Table_20_Contents">
      <style:paragraph-properties fo:line-height="100%" fo:text-align="start" style:justify-single-word="false"/>
      <style:text-properties style:font-name="Source Code Pro1" fo:language="en" fo:country="US" officeooo:rsid="00a76d85" officeooo:paragraph-rsid="00c4c79f" style:language-asian="zxx" style:country-asian="none" style:language-complex="zxx" style:country-complex="none"/>
    </style:style>
    <style:style style:name="P47" style:family="paragraph" style:parent-style-name="Text_20_body">
      <style:paragraph-properties fo:line-height="100%" fo:text-align="start" style:justify-single-word="false"/>
      <style:text-properties style:font-name="Source Code Pro1" fo:language="en" fo:country="US" fo:font-style="normal" officeooo:rsid="00bf11ce" officeooo:paragraph-rsid="00bf11ce" style:font-style-asian="normal" style:font-style-complex="normal"/>
    </style:style>
    <style:style style:name="P48" style:family="paragraph" style:parent-style-name="Standard">
      <style:paragraph-properties fo:line-height="100%" fo:text-align="center" style:justify-single-word="false"/>
      <style:text-properties style:font-name="Source Code Pro1" fo:font-size="14pt" fo:language="en" fo:country="US" fo:font-weight="bold" officeooo:rsid="002fae20" officeooo:paragraph-rsid="0015013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9" style:family="paragraph" style:parent-style-name="Standard">
      <style:paragraph-properties fo:line-height="100%" fo:text-align="start" style:justify-single-word="false"/>
      <style:text-properties style:font-name="Source Code Pro1" fo:font-weight="bold" officeooo:rsid="0007c260" officeooo:paragraph-rsid="0007c260" style:font-weight-asian="bold" style:font-weight-complex="bold"/>
    </style:style>
    <style:style style:name="P50" style:family="paragraph" style:parent-style-name="Standard">
      <style:paragraph-properties fo:line-height="100%" fo:text-align="center" style:justify-single-word="false"/>
      <style:text-properties style:font-name="Source Code Pro1" fo:font-size="13pt" fo:language="en" fo:country="US" fo:font-weight="bold" officeooo:rsid="0007c260" officeooo:paragraph-rsid="0007c260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51" style:family="paragraph" style:parent-style-name="Standard">
      <style:paragraph-properties fo:line-height="100%" fo:text-align="start" style:justify-single-word="false"/>
      <style:text-properties style:font-name="Source Code Pro1" fo:font-size="13pt" fo:language="en" fo:country="US" fo:font-weight="bold" officeooo:rsid="001a5857" officeooo:paragraph-rsid="00b36e17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52" style:family="paragraph" style:parent-style-name="Standard">
      <style:paragraph-properties fo:line-height="100%" fo:text-align="center" style:justify-single-word="false"/>
      <style:text-properties style:font-name="Source Code Pro1" fo:font-size="13pt" fo:language="en" fo:country="US" fo:font-weight="bold" officeooo:rsid="00af49dd" officeooo:paragraph-rsid="00af49d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53" style:family="paragraph" style:parent-style-name="Text_20_body">
      <style:paragraph-properties fo:line-height="100%" fo:text-align="center" style:justify-single-word="false"/>
      <style:text-properties style:font-name="Source Code Pro1" fo:font-size="13pt" fo:language="en" fo:country="US" fo:font-weight="bold" officeooo:rsid="003a548f" officeooo:paragraph-rsid="006a7299" style:font-size-asian="13pt" style:font-weight-asian="bold" style:font-size-complex="13pt" style:font-weight-complex="bold"/>
    </style:style>
    <style:style style:name="P54" style:family="paragraph" style:parent-style-name="Standard">
      <style:paragraph-properties fo:line-height="100%" fo:text-align="start" style:justify-single-word="false"/>
      <style:text-properties style:font-name="Source Code Pro1" fo:font-size="6pt" fo:language="en" fo:country="US" fo:font-weight="bold" officeooo:rsid="0007c260" officeooo:paragraph-rsid="0007c260" style:font-size-asian="5.25pt" style:language-asian="zxx" style:country-asian="none" style:font-weight-asian="bold" style:font-size-complex="6pt" style:language-complex="zxx" style:country-complex="none" style:font-weight-complex="bold"/>
    </style:style>
    <style:style style:name="P55" style:family="paragraph" style:parent-style-name="Standard">
      <style:paragraph-properties fo:line-height="100%" fo:text-align="start" style:justify-single-word="false"/>
      <style:text-properties style:font-name="Source Code Pro1" fo:font-size="6pt" fo:language="en" fo:country="US" fo:font-weight="bold" officeooo:rsid="0007c260" officeooo:paragraph-rsid="009a2d57" style:font-size-asian="5.25pt" style:language-asian="zxx" style:country-asian="none" style:font-weight-asian="bold" style:font-size-complex="6pt" style:language-complex="zxx" style:country-complex="none" style:font-weight-complex="bold"/>
    </style:style>
    <style:style style:name="P56" style:family="paragraph" style:parent-style-name="Standard">
      <style:paragraph-properties fo:line-height="100%" fo:text-align="start" style:justify-single-word="false"/>
      <style:text-properties style:font-name="Source Code Pro1" fo:font-size="6pt" fo:language="en" fo:country="US" fo:font-weight="bold" officeooo:rsid="0007c260" officeooo:paragraph-rsid="000fa2be" style:font-size-asian="5.25pt" style:language-asian="zxx" style:country-asian="none" style:font-weight-asian="bold" style:font-size-complex="6pt" style:language-complex="zxx" style:country-complex="none" style:font-weight-complex="bold"/>
    </style:style>
    <style:style style:name="P57" style:family="paragraph" style:parent-style-name="Standard">
      <style:paragraph-properties fo:line-height="100%" fo:text-align="start" style:justify-single-word="false"/>
      <style:text-properties style:font-name="Source Code Pro1" fo:font-size="6pt" fo:language="en" fo:country="US" fo:font-weight="bold" officeooo:rsid="0007c260" officeooo:paragraph-rsid="00c4c79f" style:font-size-asian="5.25pt" style:language-asian="zxx" style:country-asian="none" style:font-weight-asian="bold" style:font-size-complex="6pt" style:language-complex="zxx" style:country-complex="none" style:font-weight-complex="bold"/>
    </style:style>
    <style:style style:name="P58" style:family="paragraph" style:parent-style-name="Standard">
      <style:paragraph-properties fo:line-height="100%" fo:text-align="start" style:justify-single-word="false"/>
      <style:text-properties style:font-name="Source Code Pro1" fo:font-size="6pt" fo:language="en" fo:country="US" fo:font-weight="normal" officeooo:rsid="0007c260" officeooo:paragraph-rsid="0007c260" style:font-size-asian="5.25pt" style:language-asian="zxx" style:country-asian="none" style:font-weight-asian="normal" style:font-size-complex="6pt" style:language-complex="zxx" style:country-complex="none" style:font-weight-complex="normal"/>
    </style:style>
    <style:style style:name="P59" style:family="paragraph" style:parent-style-name="Contents_20_1">
      <style:paragraph-properties>
        <style:tab-stops>
          <style:tab-stop style:position="7.2681in" style:type="right" style:leader-style="dotted" style:leader-text="."/>
        </style:tab-stops>
      </style:paragraph-properties>
    </style:style>
    <style:style style:name="P60" style:family="paragraph" style:parent-style-name="Standard">
      <style:paragraph-properties fo:line-height="100%" fo:text-align="start" style:justify-single-word="false"/>
      <style:text-properties officeooo:paragraph-rsid="0007c260"/>
    </style:style>
    <style:style style:name="P61" style:family="paragraph" style:parent-style-name="Standard">
      <style:paragraph-properties fo:line-height="100%" fo:text-align="start" style:justify-single-word="false"/>
      <style:text-properties fo:font-weight="bold" officeooo:rsid="00ab2461" officeooo:paragraph-rsid="00ab2461" style:font-weight-asian="bold" style:font-weight-complex="bold"/>
    </style:style>
    <style:style style:name="P62" style:family="paragraph" style:parent-style-name="Text_20_body">
      <style:paragraph-properties fo:line-height="100%" fo:text-align="start" style:justify-single-word="false"/>
      <style:text-properties fo:font-size="12pt" fo:language="en" fo:country="US" fo:font-weight="bold" officeooo:rsid="00820162" officeooo:paragraph-rsid="00820162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63" style:family="paragraph" style:parent-style-name="Text_20_body">
      <style:paragraph-properties fo:line-height="100%" fo:text-align="start" style:justify-single-word="false"/>
      <style:text-properties fo:font-size="12pt" fo:language="en" fo:country="US" officeooo:rsid="00820162" officeooo:paragraph-rsid="00820162" style:font-size-asian="10.5pt" style:language-asian="zxx" style:country-asian="none" style:font-size-complex="12pt" style:language-complex="zxx" style:country-complex="none"/>
    </style:style>
    <style:style style:name="P64" style:family="paragraph" style:parent-style-name="Text_20_body">
      <style:paragraph-properties fo:text-align="start" style:justify-single-word="false"/>
      <style:text-properties officeooo:rsid="00bdb245" officeooo:paragraph-rsid="00bdb245"/>
    </style:style>
    <style:style style:name="P65" style:family="paragraph" style:parent-style-name="Text_20_body">
      <style:paragraph-properties fo:line-height="100%" fo:text-align="start" style:justify-single-word="false"/>
      <style:text-properties style:font-name="Source Code Pro1" fo:font-size="12pt" fo:language="en" fo:country="US" fo:font-weight="normal" officeooo:rsid="004be590" officeooo:paragraph-rsid="00d68d2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6" style:family="paragraph" style:parent-style-name="Text_20_body">
      <style:paragraph-properties fo:line-height="100%" fo:text-align="start" style:justify-single-word="false"/>
      <style:text-properties style:font-name="Source Code Pro1" fo:font-size="12pt" fo:language="en" fo:country="US" fo:font-weight="normal" officeooo:rsid="00455b5a" officeooo:paragraph-rsid="00ddc400" style:font-size-asian="10.5pt" style:font-weight-asian="normal" style:font-size-complex="12pt" style:font-weight-complex="normal"/>
    </style:style>
    <style:style style:name="P67" style:family="paragraph" style:parent-style-name="Text_20_body">
      <style:paragraph-properties fo:line-height="100%" fo:text-align="start" style:justify-single-word="false"/>
      <style:text-properties style:font-name="Source Code Pro1" fo:font-size="12pt" fo:language="en" fo:country="US" fo:font-weight="normal" officeooo:rsid="00592c60" officeooo:paragraph-rsid="00ddc400" style:font-size-asian="10.5pt" style:font-weight-asian="normal" style:font-size-complex="12pt" style:font-weight-complex="normal"/>
    </style:style>
    <style:style style:name="P68" style:family="paragraph" style:parent-style-name="Text_20_body">
      <style:paragraph-properties fo:line-height="100%" fo:text-align="start" style:justify-single-word="false"/>
      <style:text-properties style:font-name="Source Code Pro1" fo:font-size="12pt" fo:language="en" fo:country="US" fo:font-weight="normal" officeooo:rsid="003a548f" officeooo:paragraph-rsid="006a7299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line-height="100%" fo:text-align="start" style:justify-single-word="false"/>
      <style:text-properties style:font-name="Source Code Pro1" fo:font-size="12pt" fo:language="en" fo:country="US" fo:font-weight="bold" officeooo:rsid="00e2503e" officeooo:paragraph-rsid="00e2503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0" style:family="paragraph" style:parent-style-name="Text_20_body">
      <style:paragraph-properties fo:line-height="100%" fo:text-align="center" style:justify-single-word="false"/>
      <style:text-properties style:font-name="Source Code Pro1" fo:font-size="12pt" fo:language="en" fo:country="US" fo:font-weight="bold" officeooo:rsid="00be6773" officeooo:paragraph-rsid="00be6773" style:font-size-asian="10.5pt" style:font-weight-asian="bold" style:font-size-complex="12pt" style:font-weight-complex="bold"/>
    </style:style>
    <style:style style:name="P71" style:family="paragraph" style:parent-style-name="Text_20_body">
      <style:paragraph-properties fo:text-align="start" style:justify-single-word="false"/>
      <style:text-properties style:font-name="Source Code Pro1" fo:font-size="12pt" fo:font-style="normal" fo:font-weight="normal" officeooo:rsid="00bdb245" officeooo:paragraph-rsid="00bdb24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2" style:family="paragraph" style:parent-style-name="Text_20_body">
      <style:paragraph-properties fo:text-align="center" style:justify-single-word="false"/>
      <style:text-properties style:font-name="Source Code Pro1" fo:font-size="6pt" fo:language="en" fo:country="US" fo:font-weight="bold" officeooo:rsid="00833ee7" officeooo:paragraph-rsid="00a92a06" style:font-size-asian="5.25pt" style:language-asian="zxx" style:country-asian="none" style:font-weight-asian="bold" style:font-size-complex="6pt" style:language-complex="zxx" style:country-complex="none" style:font-weight-complex="bold"/>
    </style:style>
    <style:style style:name="P73" style:family="paragraph" style:parent-style-name="Text_20_body">
      <style:paragraph-properties fo:text-align="center" style:justify-single-word="false"/>
      <style:text-properties style:font-name="Source Code Pro1" fo:font-size="6pt" fo:language="en" fo:country="US" fo:font-weight="bold" officeooo:rsid="003a548f" officeooo:paragraph-rsid="00c4c79f" style:font-size-asian="5.25pt" style:font-weight-asian="bold" style:font-size-complex="6pt" style:font-weight-complex="bold"/>
    </style:style>
    <style:style style:name="P74" style:family="paragraph" style:parent-style-name="Text_20_body">
      <style:paragraph-properties fo:text-align="center" style:justify-single-word="false"/>
      <style:text-properties style:font-name="Source Code Pro1" fo:font-size="6pt" fo:language="en" fo:country="US" fo:font-weight="bold" officeooo:rsid="003a548f" officeooo:paragraph-rsid="00dfa128" style:font-size-asian="5.25pt" style:font-weight-asian="bold" style:font-size-complex="6pt" style:font-weight-complex="bold"/>
    </style:style>
    <style:style style:name="P75" style:family="paragraph" style:parent-style-name="Text_20_body">
      <style:paragraph-properties fo:line-height="100%" fo:text-align="start" style:justify-single-word="false"/>
      <style:text-properties style:font-name="Source Code Pro1" fo:font-size="6pt" fo:language="en" fo:country="US" fo:font-weight="normal" officeooo:rsid="00592c60" officeooo:paragraph-rsid="006a7299" style:font-size-asian="5.25pt" style:font-weight-asian="normal" style:font-size-complex="6pt" style:font-weight-complex="normal"/>
    </style:style>
    <style:style style:name="P76" style:family="paragraph" style:parent-style-name="Text_20_body">
      <style:paragraph-properties fo:text-align="center" style:justify-single-word="false"/>
      <style:text-properties style:font-name="Source Code Pro1" fo:font-size="6pt" fo:font-style="normal" fo:font-weight="bold" officeooo:rsid="00bce92f" style:font-size-asian="5.25pt" style:language-asian="zxx" style:country-asian="none" style:font-style-asian="normal" style:font-weight-asian="bold" style:font-size-complex="6pt" style:language-complex="zxx" style:country-complex="none" style:font-style-complex="normal" style:font-weight-complex="bold"/>
    </style:style>
    <style:style style:name="P77" style:family="paragraph" style:parent-style-name="Text_20_body">
      <style:paragraph-properties fo:line-height="100%" fo:text-align="center" style:justify-single-word="false"/>
      <style:text-properties style:font-name="Source Code Pro1" fo:font-size="13pt" fo:language="en" fo:country="US" fo:font-weight="bold" officeooo:rsid="003a548f" officeooo:paragraph-rsid="006a7299" style:font-size-asian="13pt" style:font-weight-asian="bold" style:font-size-complex="13pt" style:font-weight-complex="bold"/>
    </style:style>
    <style:style style:name="P78" style:family="paragraph" style:parent-style-name="Text_20_body">
      <style:paragraph-properties fo:line-height="100%" fo:text-align="start" style:justify-single-word="false"/>
      <style:text-properties style:text-position="super 58%" style:font-name="Source Code Pro1" fo:font-size="6pt" fo:language="en" fo:country="US" fo:font-weight="normal" officeooo:rsid="004431e4" officeooo:paragraph-rsid="006a7299" style:font-size-asian="5.25pt" style:font-weight-asian="normal" style:font-size-complex="6pt" style:font-weight-complex="normal"/>
    </style:style>
    <style:style style:name="P79" style:family="paragraph" style:parent-style-name="Text_20_body">
      <style:paragraph-properties fo:line-height="100%" fo:text-align="start" style:justify-single-word="false"/>
      <style:text-properties style:text-position="0% 100%" style:font-name="Source Code Pro1" fo:font-size="6pt" fo:language="en" fo:country="US" fo:font-weight="normal" officeooo:rsid="00b6d7bd" officeooo:paragraph-rsid="006a7299" style:font-size-asian="5.25pt" style:font-weight-asian="normal" style:font-size-complex="6pt" style:font-weight-complex="normal"/>
    </style:style>
    <style:style style:name="P80" style:family="paragraph" style:parent-style-name="Text_20_body">
      <style:paragraph-properties fo:line-height="100%" fo:text-align="start" style:justify-single-word="false"/>
      <style:text-properties fo:font-size="12pt" fo:language="en" fo:country="US" fo:font-weight="normal" officeooo:rsid="00455b5a" officeooo:paragraph-rsid="00ddc400" style:font-size-asian="10.5pt" style:font-weight-asian="normal" style:font-size-complex="12pt" style:font-weight-complex="normal"/>
    </style:style>
    <style:style style:name="P81" style:family="paragraph" style:parent-style-name="Text_20_body">
      <style:paragraph-properties fo:line-height="100%" fo:text-align="start" style:justify-single-word="false"/>
      <style:text-properties fo:font-size="12pt" fo:language="en" fo:country="US" fo:font-weight="normal" officeooo:rsid="00592c60" officeooo:paragraph-rsid="00ddc400" style:font-size-asian="10.5pt" style:font-weight-asian="normal" style:font-size-complex="12pt" style:font-weight-complex="normal"/>
    </style:style>
    <style:style style:name="P82" style:family="paragraph" style:parent-style-name="Heading_20_1">
      <style:paragraph-properties fo:line-height="100%" fo:text-align="center" style:justify-single-word="false"/>
      <style:text-properties officeooo:paragraph-rsid="004be590"/>
    </style:style>
    <style:style style:name="P83" style:family="paragraph" style:parent-style-name="Heading_20_1">
      <style:paragraph-properties fo:text-align="center" style:justify-single-word="false"/>
    </style:style>
    <style:style style:name="P84" style:family="paragraph" style:parent-style-name="Heading_20_1">
      <style:paragraph-properties fo:text-align="center" style:justify-single-word="false"/>
      <style:text-properties officeooo:paragraph-rsid="00a92a06"/>
    </style:style>
    <style:style style:name="P85" style:family="paragraph" style:parent-style-name="Heading_20_1">
      <style:paragraph-properties fo:text-align="center" style:justify-single-word="false"/>
      <style:text-properties officeooo:paragraph-rsid="00df020c"/>
    </style:style>
    <style:style style:name="P86" style:family="paragraph" style:parent-style-name="Heading_20_1">
      <style:paragraph-properties fo:line-height="100%" fo:text-align="center" style:justify-single-word="false"/>
      <style:text-properties fo:language="en" fo:country="US" style:language-asian="zxx" style:country-asian="none" style:language-complex="zxx" style:country-complex="none"/>
    </style:style>
    <style:style style:name="P87" style:family="paragraph" style:parent-style-name="Heading_20_1">
      <style:paragraph-properties fo:text-align="center" style:justify-single-word="false"/>
      <style:text-properties fo:font-size="14pt" officeooo:paragraph-rsid="00d4efa3" style:font-size-asian="14pt" style:font-size-complex="14pt"/>
    </style:style>
    <style:style style:name="P88" style:family="paragraph" style:parent-style-name="Heading_20_1">
      <style:paragraph-properties fo:line-height="100%" fo:text-align="center" style:justify-single-word="false"/>
      <style:text-properties fo:font-size="14pt" fo:language="en" fo:country="US" officeooo:paragraph-rsid="006c67d6" style:font-size-asian="14pt" style:language-asian="zxx" style:country-asian="none" style:font-size-complex="14pt" style:language-complex="zxx" style:country-complex="none"/>
    </style:style>
    <style:style style:name="P89" style:family="paragraph" style:parent-style-name="Heading_20_1">
      <style:paragraph-properties fo:line-height="100%" fo:text-align="center" style:justify-single-word="false"/>
      <style:text-properties fo:font-size="14pt" fo:language="en" fo:country="US" officeooo:rsid="00373730" officeooo:paragraph-rsid="00373730" style:font-size-asian="14pt" style:language-asian="zxx" style:country-asian="none" style:font-size-complex="14pt" style:language-complex="zxx" style:country-complex="none"/>
    </style:style>
    <style:style style:name="P90" style:family="paragraph" style:parent-style-name="Heading_20_1">
      <style:paragraph-properties fo:text-align="center" style:justify-single-word="false"/>
      <style:text-properties style:font-name="Source Code Pro1" fo:font-size="14pt" fo:language="en" fo:country="US" fo:font-weight="bold" officeooo:rsid="0007c260" officeooo:paragraph-rsid="00d6e6f6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91" style:family="paragraph" style:parent-style-name="Heading_20_1">
      <style:paragraph-properties fo:text-align="center" style:justify-single-word="false"/>
      <style:text-properties style:font-name="Source Code Pro1" fo:font-size="14pt" fo:language="en" fo:country="US" fo:font-weight="bold" officeooo:rsid="00d0cfe6" officeooo:paragraph-rsid="00c4c79f" style:font-size-asian="14pt" style:font-weight-asian="bold" style:font-size-complex="14pt" style:font-weight-complex="bold"/>
    </style:style>
    <style:style style:name="P92" style:family="paragraph" style:parent-style-name="Heading_20_1">
      <style:paragraph-properties fo:text-align="center" style:justify-single-word="false"/>
      <style:text-properties style:font-name="Source Code Pro1" fo:font-size="14pt" fo:language="en" fo:country="US" fo:font-weight="bold" officeooo:rsid="003a548f" officeooo:paragraph-rsid="00c4c79f" style:font-size-asian="14pt" style:font-weight-asian="bold" style:font-size-complex="14pt" style:font-weight-complex="bold"/>
    </style:style>
    <style:style style:name="P93" style:family="paragraph" style:parent-style-name="Heading_20_1">
      <style:paragraph-properties fo:text-align="center" style:justify-single-word="false"/>
      <style:text-properties fo:font-weight="bold" officeooo:paragraph-rsid="00dfa128" style:font-weight-asian="bold" style:font-weight-complex="bold"/>
    </style:style>
    <style:style style:name="P94" style:family="paragraph" style:parent-style-name="Standard">
      <style:paragraph-properties fo:line-height="100%" fo:text-align="start" style:justify-single-word="false"/>
      <style:text-properties style:font-name="Source Code Pro1" fo:language="en" fo:country="US" fo:font-weight="bold" officeooo:rsid="0007c260" officeooo:paragraph-rsid="0007c260" style:language-asian="zxx" style:country-asian="none" style:font-weight-asian="bold" style:language-complex="zxx" style:country-complex="none" style:font-weight-complex="bold"/>
    </style:style>
    <style:style style:name="P95" style:family="paragraph" style:parent-style-name="Standard">
      <style:paragraph-properties fo:line-height="100%" fo:text-align="start" style:justify-single-word="false"/>
      <style:text-properties style:font-name="Source Code Pro1" fo:language="en" fo:country="US" fo:font-weight="bold" officeooo:rsid="0007c260" officeooo:paragraph-rsid="00d6e6f6" style:language-asian="zxx" style:country-asian="none" style:font-weight-asian="bold" style:language-complex="zxx" style:country-complex="none" style:font-weight-complex="bold"/>
    </style:style>
    <style:style style:name="P96" style:family="paragraph" style:parent-style-name="Standard">
      <style:paragraph-properties fo:line-height="100%" fo:text-align="start" style:justify-single-word="false"/>
      <style:text-properties style:font-name="Source Code Pro1" fo:font-size="16pt" fo:language="en" fo:country="US" fo:font-weight="bold" officeooo:rsid="00b56b2b" officeooo:paragraph-rsid="00af49d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97" style:family="paragraph" style:parent-style-name="Standard">
      <style:paragraph-properties fo:line-height="100%" fo:text-align="start" style:justify-single-word="false"/>
      <style:text-properties officeooo:paragraph-rsid="0007c260"/>
    </style:style>
    <style:style style:name="T1" style:family="text">
      <style:text-properties officeooo:rsid="000ee0f8"/>
    </style:style>
    <style:style style:name="T2" style:family="text">
      <style:text-properties officeooo:rsid="000f25fa"/>
    </style:style>
    <style:style style:name="T3" style:family="text">
      <style:text-properties officeooo:rsid="000f4f86"/>
    </style:style>
    <style:style style:name="T4" style:family="text">
      <style:text-properties officeooo:rsid="00139944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98c96" style:font-style-asian="italic" style:font-weight-asian="normal" style:font-style-complex="italic" style:font-weight-complex="normal"/>
    </style:style>
    <style:style style:name="T7" style:family="text">
      <style:text-properties style:font-name="Source Code Pro1" fo:font-size="14pt" fo:language="en" fo:country="US" officeooo:rsid="004be590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Source Code Pro1" fo:font-size="14pt" fo:language="en" fo:country="US" officeooo:rsid="00893725" style:font-size-asian="14pt" style:language-asian="zxx" style:country-asian="none" style:font-size-complex="14pt" style:language-complex="zxx" style:country-complex="none"/>
    </style:style>
    <style:style style:name="T9" style:family="text">
      <style:text-properties style:font-name="Source Code Pro1" fo:font-size="14pt" fo:language="en" fo:country="US" officeooo:rsid="003a548f" style:font-size-asian="14pt" style:font-size-complex="14pt"/>
    </style:style>
    <style:style style:name="T10" style:family="text">
      <style:text-properties style:font-name="Source Code Pro1" fo:font-size="14pt" fo:language="en" fo:country="US" officeooo:rsid="004bae61" style:font-size-asian="14pt" style:font-size-complex="14pt"/>
    </style:style>
    <style:style style:name="T11" style:family="text">
      <style:text-properties style:font-name="Source Code Pro1" fo:font-size="14pt" fo:language="en" fo:country="US" officeooo:rsid="00d0cfe6" style:font-size-asian="14pt" style:font-size-complex="14pt"/>
    </style:style>
    <style:style style:name="T12" style:family="text">
      <style:text-properties style:font-name="Source Code Pro1" fo:font-size="14pt" fo:language="en" fo:country="US" fo:font-weight="bold" officeooo:rsid="00a92a06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3" style:family="text">
      <style:text-properties style:font-name="Source Code Pro1" fo:font-size="14pt" fo:language="en" fo:country="US" fo:font-weight="bold" officeooo:rsid="00833ee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4" style:family="text">
      <style:text-properties style:font-name="Source Code Pro1" fo:font-size="14pt" fo:font-style="normal" fo:font-weight="bold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15" style:family="text">
      <style:text-properties style:font-name="Source Code Pro1" fo:font-size="14pt" fo:font-style="normal" fo:font-weight="bold" officeooo:rsid="003a0a27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16" style:family="text">
      <style:text-properties style:font-name="Source Code Pro1" fo:font-size="14pt" fo:font-style="normal" fo:font-weight="bold" officeooo:rsid="00bce92f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17" style:family="text">
      <style:text-properties style:font-name="Source Code Pro1" fo:language="en" fo:country="US" fo:font-weight="normal" officeooo:rsid="0007c260" style:language-asian="zxx" style:country-asian="none" style:font-weight-asian="normal" style:language-complex="zxx" style:country-complex="none" style:font-weight-complex="normal"/>
    </style:style>
    <style:style style:name="T18" style:family="text">
      <style:text-properties style:font-name="Source Code Pro1" fo:language="en" fo:country="US" fo:font-weight="normal" officeooo:rsid="00833ee7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style:font-name="Source Code Pro1" fo:language="en" fo:country="US" style:language-asian="zxx" style:country-asian="none" style:language-complex="zxx" style:country-complex="none"/>
    </style:style>
    <style:style style:name="T20" style:family="text">
      <style:text-properties style:font-name="Source Code Pro1" fo:language="en" fo:country="US" officeooo:rsid="00833ee7" style:language-asian="zxx" style:country-asian="none" style:language-complex="zxx" style:country-complex="none"/>
    </style:style>
    <style:style style:name="T21" style:family="text">
      <style:text-properties style:font-name="Source Code Pro1" fo:language="en" fo:country="US" officeooo:rsid="0007c260" style:language-asian="zxx" style:country-asian="none" style:language-complex="zxx" style:country-complex="none"/>
    </style:style>
    <style:style style:name="T22" style:family="text">
      <style:text-properties officeooo:rsid="0027b64e"/>
    </style:style>
    <style:style style:name="T23" style:family="text">
      <style:text-properties officeooo:rsid="002c94ac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officeooo:rsid="002fae20" style:font-size-asian="14pt" style:font-size-complex="14pt"/>
    </style:style>
    <style:style style:name="T26" style:family="text">
      <style:text-properties fo:font-size="14pt" officeooo:rsid="004bae61" style:font-size-asian="14pt" style:font-size-complex="14pt"/>
    </style:style>
    <style:style style:name="T27" style:family="text">
      <style:text-properties fo:font-size="14pt" officeooo:rsid="002e5268" style:font-size-asian="14pt" style:font-size-complex="14pt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4pt" fo:font-weight="bold" officeooo:rsid="004bae61" style:font-size-asian="14pt" style:font-weight-asian="bold" style:font-size-complex="14pt" style:font-weight-complex="bold"/>
    </style:style>
    <style:style style:name="T30" style:family="text">
      <style:text-properties fo:font-size="14pt" fo:font-weight="bold" officeooo:rsid="0021a2ed" style:font-size-asian="14pt" style:font-weight-asian="bold" style:font-size-complex="14pt" style:font-weight-complex="bold"/>
    </style:style>
    <style:style style:name="T31" style:family="text">
      <style:text-properties officeooo:rsid="003e0f1a"/>
    </style:style>
    <style:style style:name="T32" style:family="text">
      <style:text-properties officeooo:rsid="00406154"/>
    </style:style>
    <style:style style:name="T33" style:family="text">
      <style:text-properties officeooo:rsid="0046e40c"/>
    </style:style>
    <style:style style:name="T34" style:family="text">
      <style:text-properties officeooo:rsid="004bae61"/>
    </style:style>
    <style:style style:name="T35" style:family="text">
      <style:text-properties officeooo:rsid="0055c453"/>
    </style:style>
    <style:style style:name="T36" style:family="text">
      <style:text-properties officeooo:rsid="005645e1"/>
    </style:style>
    <style:style style:name="T37" style:family="text">
      <style:text-properties officeooo:rsid="005fef4f"/>
    </style:style>
    <style:style style:name="T38" style:family="text">
      <style:text-properties officeooo:rsid="00833ee7"/>
    </style:style>
    <style:style style:name="T39" style:family="text">
      <style:text-properties officeooo:rsid="0085085c"/>
    </style:style>
    <style:style style:name="T40" style:family="text">
      <style:text-properties style:text-position="0% 100%" officeooo:rsid="0085085c"/>
    </style:style>
    <style:style style:name="T41" style:family="text">
      <style:text-properties fo:language="en" fo:country="US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42" style:family="text">
      <style:text-properties fo:language="en" fo:country="US" fo:font-style="italic" fo:font-weight="normal" officeooo:rsid="00171c8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43" style:family="text">
      <style:text-properties fo:language="en" fo:country="US" fo:font-style="italic" fo:font-weight="normal" officeooo:rsid="0016cbb9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44" style:family="text">
      <style:text-properties fo:language="en" fo:country="US" fo:font-style="italic" fo:font-weight="normal" officeooo:rsid="0023f28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45" style:family="text">
      <style:text-properties officeooo:rsid="008d2b07"/>
    </style:style>
    <style:style style:name="T46" style:family="text">
      <style:text-properties officeooo:rsid="00960fb7"/>
    </style:style>
    <style:style style:name="T47" style:family="text">
      <style:text-properties officeooo:rsid="00973467"/>
    </style:style>
    <style:style style:name="T48" style:family="text">
      <style:text-properties officeooo:rsid="00995910"/>
    </style:style>
    <style:style style:name="T49" style:family="text">
      <style:text-properties officeooo:rsid="00997ac9"/>
    </style:style>
    <style:style style:name="T50" style:family="text">
      <style:text-properties officeooo:rsid="009ec2fd"/>
    </style:style>
    <style:style style:name="T51" style:family="text">
      <style:text-properties officeooo:rsid="0041530a"/>
    </style:style>
    <style:style style:name="T52" style:family="text">
      <style:text-properties officeooo:rsid="009f9f92"/>
    </style:style>
    <style:style style:name="T53" style:family="text">
      <style:text-properties officeooo:rsid="00a2d7c0"/>
    </style:style>
    <style:style style:name="T54" style:family="text">
      <style:text-properties officeooo:rsid="00a5cbff"/>
    </style:style>
    <style:style style:name="T55" style:family="text">
      <style:text-properties officeooo:rsid="00a7717f"/>
    </style:style>
    <style:style style:name="T56" style:family="text">
      <style:text-properties officeooo:rsid="00a8c756"/>
    </style:style>
    <style:style style:name="T57" style:family="text">
      <style:text-properties officeooo:rsid="00ae2ae1"/>
    </style:style>
    <style:style style:name="T58" style:family="text">
      <style:text-properties fo:font-size="12pt" officeooo:rsid="001a5857" style:font-size-asian="12pt" style:font-size-complex="12pt"/>
    </style:style>
    <style:style style:name="T59" style:family="text">
      <style:text-properties fo:font-size="12pt" officeooo:rsid="001b3c17" style:font-size-asian="12pt" style:font-size-complex="12pt"/>
    </style:style>
    <style:style style:name="T60" style:family="text">
      <style:text-properties fo:font-size="12pt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1" style:family="text">
      <style:text-properties fo:font-size="12pt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62" style:family="text">
      <style:text-properties fo:font-size="12pt" fo:font-weight="bold" officeooo:rsid="003a0a2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63" style:family="text">
      <style:text-properties fo:font-size="12pt" fo:font-weight="bold" officeooo:rsid="00e06c3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64" style:family="text">
      <style:text-properties officeooo:rsid="00b36e17"/>
    </style:style>
    <style:style style:name="T65" style:family="text">
      <style:text-properties officeooo:rsid="00b8ade1"/>
    </style:style>
    <style:style style:name="T66" style:family="text">
      <style:text-properties officeooo:rsid="00b93193"/>
    </style:style>
    <style:style style:name="T67" style:family="text">
      <style:text-properties officeooo:rsid="00ba151d"/>
    </style:style>
    <style:style style:name="T68" style:family="text">
      <style:text-properties officeooo:rsid="00c4f06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ow to install Arch Linux</text:p>
      <text:p text:style-name="P1">Svyatik Ba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9"><text:a xlink:type="simple" xlink:href="#__RefHeading___Toc620_3590189035" text:style-name="Index_20_Link" text:visited-style-name="Index_20_Link">1. Connecting to internet (Wi-Fi)<text:tab/>1</text:a></text:p>
          <text:p text:style-name="P59"><text:a xlink:type="simple" xlink:href="#__RefHeading___Toc606_1244919787" text:style-name="Index_20_Link" text:visited-style-name="Index_20_Link">2. Partitioning<text:tab/>1</text:a></text:p>
          <text:p text:style-name="P59"><text:a xlink:type="simple" xlink:href="#__RefHeading___Toc624_3590189035" text:style-name="Index_20_Link" text:visited-style-name="Index_20_Link">3. Installing base system<text:tab/>2</text:a></text:p>
          <text:p text:style-name="P59"><text:a xlink:type="simple" xlink:href="#__RefHeading___Toc626_3590189035" text:style-name="Index_20_Link" text:visited-style-name="Index_20_Link">4. Setting up system<text:tab/>2</text:a></text:p>
          <text:p text:style-name="P59"><text:a xlink:type="simple" xlink:href="#__RefHeading___Toc586_1244919787" text:style-name="Index_20_Link" text:visited-style-name="Index_20_Link">5. Setting up the network:<text:tab/>2</text:a></text:p>
          <text:p text:style-name="P59"><text:a xlink:type="simple" xlink:href="#__RefHeading___Toc588_1244919787111" text:style-name="Index_20_Link" text:visited-style-name="Index_20_Link">6. Setting up sudo &amp; users<text:tab/>3</text:a></text:p>
          <text:p text:style-name="P59"><text:a xlink:type="simple" xlink:href="#__RefHeading___Toc628_3590189035" text:style-name="Index_20_Link" text:visited-style-name="Index_20_Link">7. Installing boot loader<text:tab/>3</text:a></text:p>
          <text:p text:style-name="P59"><text:a xlink:type="simple" xlink:href="#__RefHeading___Toc630_3590189035" text:style-name="Index_20_Link" text:visited-style-name="Index_20_Link">8. Rebooting to system<text:tab/>3</text:a></text:p>
          <text:p text:style-name="P59"><text:a xlink:type="simple" xlink:href="#__RefHeading___Toc590_1244919787" text:style-name="Index_20_Link" text:visited-style-name="Index_20_Link">9. Installing sound server<text:tab/>3</text:a></text:p>
          <text:p text:style-name="P59"><text:a xlink:type="simple" xlink:href="#__RefHeading___Toc592_1244919787" text:style-name="Index_20_Link" text:visited-style-name="Index_20_Link">10. Installing Desktop Envoriment<text:tab/>4</text:a></text:p>
        </text:index-body>
      </text:table-of-content>
      <text:h text:style-name="P82" text:outline-level="1" text:is-list-header="true"><text:bookmark-start text:name="__RefHeading___Toc620_3590189035"/><text:span text:style-name="T7">1. Connecting to internet </text:span><text:span text:style-name="T8">(Wi-Fi)</text:span><text:bookmark-end text:name="__RefHeading___Toc620_3590189035"/></text:h>
      <text:p text:style-name="P65">iwctl station wlan0 connect &lt;SSID&gt;</text:p>
      <text:h text:style-name="P83" text:outline-level="1"><text:bookmark-start text:name="__RefHeading___Toc606_1244919787"/><text:span text:style-name="T29">2</text:span><text:span text:style-name="T30">. </text:span><text:span text:style-name="T28">Partitioning</text:span><text:bookmark-end text:name="__RefHeading___Toc606_1244919787"/></text:h>
      <text:p text:style-name="P54"/>
      <text:p text:style-name="P20">cfdisk/fdisk /dev/your_hard_drive</text:p>
      <text:p text:style-name="P58"/>
      <text:p text:style-name="P30"><text:span text:style-name="T3">UEFI </text:span><text:span text:style-name="T53">(</text:span>GPT<text:span text:style-name="T53">)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5">Number</text:p>
          </table:table-cell>
          <table:table-cell table:style-name="Table1.A1" office:value-type="string">
            <text:p text:style-name="P37">Type</text:p>
          </table:table-cell>
          <table:table-cell table:style-name="Table1.A1" office:value-type="string">
            <text:p text:style-name="P33">FS</text:p>
          </table:table-cell>
          <table:table-cell table:style-name="Table1.D1" office:value-type="string">
            <text:p text:style-name="P37">Mount point</text:p>
          </table:table-cell>
        </table:table-row>
        <table:table-row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37">EFI System (1)</text:p>
          </table:table-cell>
          <table:table-cell table:style-name="Table1.A2" office:value-type="string">
            <text:p text:style-name="P37">FA<text:span text:style-name="T47">T</text:span></text:p>
          </table:table-cell>
          <table:table-cell table:style-name="Table1.D2" office:value-type="string">
            <text:p text:style-name="P37">/<text:span text:style-name="T46">mnt/boot</text:span></text:p>
          </table:table-cell>
        </table:table-row>
        <table:table-row>
          <table:table-cell table:style-name="Table1.A2" office:value-type="string">
            <text:p text:style-name="P35">2</text:p>
          </table:table-cell>
          <table:table-cell table:style-name="Table1.A2" office:value-type="string">
            <text:p text:style-name="P37">Linux swap (19)</text:p>
          </table:table-cell>
          <table:table-cell table:style-name="Table1.A2" office:value-type="string">
            <text:p text:style-name="P37">swap</text:p>
          </table:table-cell>
          <table:table-cell table:style-name="Table1.D2" office:value-type="string">
            <text:p text:style-name="P40">[SWAP]</text:p>
          </table:table-cell>
        </table:table-row>
        <table:table-row>
          <table:table-cell table:style-name="Table1.A2" office:value-type="string">
            <text:p text:style-name="P35">3</text:p>
          </table:table-cell>
          <table:table-cell table:style-name="Table1.A2" office:value-type="string">
            <text:p text:style-name="P37">Linux filesystem <text:span text:style-name="T48">(default)</text:span></text:p>
          </table:table-cell>
          <table:table-cell table:style-name="Table1.A2" office:value-type="string">
            <text:p text:style-name="P37">ext4</text:p>
          </table:table-cell>
          <table:table-cell table:style-name="Table1.D2" office:value-type="string">
            <text:p text:style-name="P42">/<text:span text:style-name="T1">mnt</text:span></text:p>
          </table:table-cell>
        </table:table-row>
      </table:table>
      <text:p text:style-name="P56"/>
      <text:p text:style-name="P28">Formating partitions: <text:s text:c="12"/>Mounting partition<text:span text:style-name="T4">s</text:span>: <text:s text:c="12"/></text:p>
      <text:p text:style-name="P22">mkfs.fat -F32 /dev/efi <text:s text:c="11"/>swapon /dev/swap_partiton</text:p>
      <text:p text:style-name="P22">mkswap /dev/swap <text:s text:c="17"/>mount /dev/root_partition /mnt</text:p>
      <text:p text:style-name="P22">mkfs.ext4 /dev/root <text:s text:c="14"/><text:span text:style-name="T46">mount –-mkdir /dev/efi /mnt/boot</text:span> </text:p>
      <text:p text:style-name="P55"/>
      <text:p text:style-name="P31"><text:span text:style-name="T3">BIOS </text:span><text:span text:style-name="T53">(MBR/</text:span><text:span text:style-name="T68">GPT</text:span><text:span text:style-name="T53">)</text:span>:</text:p>
      <text:p text:style-name="P3">MBR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5">Number</text:p>
          </table:table-cell>
          <table:table-cell table:style-name="Table2.A1" office:value-type="string">
            <text:p text:style-name="P38">Type</text:p>
          </table:table-cell>
          <table:table-cell table:style-name="Table2.A1" office:value-type="string">
            <text:p text:style-name="P44">FS</text:p>
          </table:table-cell>
          <table:table-cell table:style-name="Table2.D1" office:value-type="string">
            <text:p text:style-name="P44">Mount point</text:p>
          </table:table-cell>
        </table:table-row>
        <table:table-row>
          <table:table-cell table:style-name="Table2.A2" office:value-type="string">
            <text:p text:style-name="P35">1</text:p>
          </table:table-cell>
          <table:table-cell table:style-name="Table2.A2" office:value-type="string">
            <text:p text:style-name="P44">Linux swap/Solaris (82)</text:p>
          </table:table-cell>
          <table:table-cell table:style-name="Table2.A2" office:value-type="string">
            <text:p text:style-name="P44">swap</text:p>
          </table:table-cell>
          <table:table-cell table:style-name="Table2.D2" office:value-type="string">
            <text:p text:style-name="P40">[SWAP]</text:p>
          </table:table-cell>
        </table:table-row>
        <table:table-row>
          <table:table-cell table:style-name="Table2.A2" office:value-type="string">
            <text:p text:style-name="P35">2</text:p>
          </table:table-cell>
          <table:table-cell table:style-name="Table2.A2" office:value-type="string">
            <text:p text:style-name="P44">Linux <text:span text:style-name="T49">(default)</text:span></text:p>
          </table:table-cell>
          <table:table-cell table:style-name="Table2.A2" office:value-type="string">
            <text:p text:style-name="P44">ext4</text:p>
          </table:table-cell>
          <table:table-cell table:style-name="Table2.D2" office:value-type="string">
            <text:p text:style-name="P42">/<text:span text:style-name="T2">mnt</text:span></text:p>
          </table:table-cell>
        </table:table-row>
      </table:table>
      <text:p text:style-name="P3">GPT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6">Number</text:p>
          </table:table-cell>
          <table:table-cell table:style-name="Table3.A1" office:value-type="string">
            <text:p text:style-name="P39">Type</text:p>
          </table:table-cell>
          <table:table-cell table:style-name="Table3.A1" office:value-type="string">
            <text:p text:style-name="P34">FS</text:p>
          </table:table-cell>
          <table:table-cell table:style-name="Table3.D1" office:value-type="string">
            <text:p text:style-name="P39">Mount point</text:p>
          </table:table-cell>
        </table:table-row>
        <table:table-row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9"><text:span text:style-name="T54">BIOS boot </text:span>(<text:span text:style-name="T54">4</text:span>)</text:p>
          </table:table-cell>
          <table:table-cell table:style-name="Table3.A2" office:value-type="string">
            <text:p text:style-name="P46">no</text:p>
          </table:table-cell>
          <table:table-cell table:style-name="Table3.D2" office:value-type="string">
            <text:p text:style-name="P45">no</text:p>
          </table:table-cell>
        </table:table-row>
        <table:table-row>
          <table:table-cell table:style-name="Table3.A2" office:value-type="string">
            <text:p text:style-name="P36">2</text:p>
          </table:table-cell>
          <table:table-cell table:style-name="Table3.A2" office:value-type="string">
            <text:p text:style-name="P39">Linux swap (19)</text:p>
          </table:table-cell>
          <table:table-cell table:style-name="Table3.A2" office:value-type="string">
            <text:p text:style-name="P39">swap</text:p>
          </table:table-cell>
          <table:table-cell table:style-name="Table3.D2" office:value-type="string">
            <text:p text:style-name="P41">[SWAP]</text:p>
          </table:table-cell>
        </table:table-row>
        <table:table-row>
          <table:table-cell table:style-name="Table3.A2" office:value-type="string">
            <text:p text:style-name="P36">3</text:p>
          </table:table-cell>
          <table:table-cell table:style-name="Table3.A2" office:value-type="string">
            <text:p text:style-name="P39">Linux filesystem <text:span text:style-name="T48">(default)</text:span></text:p>
          </table:table-cell>
          <table:table-cell table:style-name="Table3.A2" office:value-type="string">
            <text:p text:style-name="P39">ext4</text:p>
          </table:table-cell>
          <table:table-cell table:style-name="Table3.D2" office:value-type="string">
            <text:p text:style-name="P43">/<text:span text:style-name="T1">mnt</text:span></text:p>
          </table:table-cell>
        </table:table-row>
      </table:table>
      <text:p text:style-name="P57"/>
      <text:p text:style-name="P29">Formating partitions: <text:s text:c="12"/>Mounting partition<text:span text:style-name="T4">s</text:span>:</text:p>
      <text:p text:style-name="P23">mkswap /dev/swap_partiton <text:s text:c="8"/>swapon /dev/swap_partiton</text:p>
      <text:p text:style-name="P23">mkfs.ext4 /dev/root_partito<text:span text:style-name="T45">n <text:s text:c="5"/></text:span>mount /dev/root_partition /mnt</text:p>
      <text:h text:style-name="P86" text:outline-level="1" text:is-list-header="true"><text:bookmark-start text:name="__RefHeading___Toc624_3590189035"/><text:soft-page-break/><text:span text:style-name="T26">3</text:span><text:span text:style-name="T27">. </text:span><text:span text:style-name="T24">Installing base system</text:span><text:bookmark-end text:name="__RefHeading___Toc624_3590189035"/></text:h>
      <text:p text:style-name="P62">Update keyring <text:span text:style-name="T55">(Optional)</text:span>:</text:p>
      <text:p text:style-name="P63">pacman -Sy archlinux-keyring</text:p>
      <text:p text:style-name="P62">Install base system:</text:p>
      <text:p text:style-name="P21">pacstrap -K /mnt base linux linux-firmware</text:p>
      <text:p text:style-name="P48"/>
      <text:h text:style-name="P86" text:outline-level="1"><text:bookmark-start text:name="__RefHeading___Toc626_3590189035"/><text:span text:style-name="T26">4</text:span><text:span text:style-name="T25">. </text:span><text:span text:style-name="T24">Setting up system</text:span><text:bookmark-end text:name="__RefHeading___Toc626_3590189035"/></text:h>
      <text:p text:style-name="P27">Generating fstab:</text:p>
      <text:p text:style-name="P21">genfstab -U /mnt &gt;&gt; /mnt/etc/fstab</text:p>
      <text:p text:style-name="P21"/>
      <text:p text:style-name="P27">Changing root:</text:p>
      <text:p text:style-name="P21">arch-chroot /mnt</text:p>
      <text:p text:style-name="P21"/>
      <text:p text:style-name="P27">Setting up clock:</text:p>
      <text:p text:style-name="P21">ln -sf /usr/share/zoneinfo/Europe/Kyiv /etc/localtime</text:p>
      <text:p text:style-name="P21">hwclock —systohc</text:p>
      <text:p text:style-name="P21"/>
      <text:p text:style-name="P27">Installing <text:span text:style-name="T22">text editor</text:span>:</text:p>
      <text:p text:style-name="P21">pacman -S <text:span text:style-name="T38">micro</text:span></text:p>
      <text:p text:style-name="P21"/>
      <text:p text:style-name="P27">Generating locales:</text:p>
      <text:p text:style-name="P49"><text:span text:style-name="T41">uncomment </text:span><text:span text:style-name="T42">``</text:span><text:span text:style-name="Source_20_Text"><text:span text:style-name="T41">en_US.UTF-8 UTF-8</text:span></text:span><text:span text:style-name="Source_20_Text"><text:span text:style-name="T42">``</text:span></text:span><text:span text:style-name="Source_20_Text"><text:span text:style-name="T41"> </text:span></text:span><text:span text:style-name="Source_20_Text"><text:span text:style-name="T43">or anything you </text:span></text:span><text:span text:style-name="Source_20_Text"><text:span text:style-name="T44">need</text:span></text:span></text:p>
      <text:p text:style-name="P21"><text:span text:style-name="T38">micro</text:span> /etc/locale.gen</text:p>
      <text:p text:style-name="P21">locale-gen</text:p>
      <text:h text:style-name="P84" text:outline-level="1" text:is-list-header="true"><text:bookmark-start text:name="__RefHeading___Toc586_1244919787"/><text:span text:style-name="T12">5. </text:span><text:span text:style-name="T13">Setting up </text:span><text:span text:style-name="T12">the </text:span><text:span text:style-name="T13">network:</text:span><text:bookmark-end text:name="__RefHeading___Toc586_1244919787"/></text:h>
      <text:p text:style-name="P72"/>
      <text:p text:style-name="P61"><text:span text:style-name="T20">S</text:span><text:span text:style-name="T19">etting up host name:</text:span></text:p>
      <text:p text:style-name="P60"><text:span text:style-name="T18">micro</text:span><text:span text:style-name="T17"> /etc/hostname</text:span></text:p>
      <text:p text:style-name="P60"><text:span text:style-name="T17"/></text:p>
      <text:p text:style-name="P61"><text:span text:style-name="T21">S</text:span><text:span text:style-name="T19">etting up hosts:</text:span></text:p>
      <text:p text:style-name="P21"><text:span text:style-name="T38">micro</text:span> /etc/hosts</text:p>
      <text:p text:style-name="P21"/>
      <text:p text:style-name="P27"><text:span text:style-name="T35">hosts </text:span><text:span text:style-name="T56">example</text:span><text:span text:style-name="T35">:</text:span></text:p>
      <text:p text:style-name="P26">127.0.0.1 <text:s text:c="2"/>localhost</text:p>
      <text:p text:style-name="P26">::1 <text:s text:c="8"/>localhost</text:p>
      <text:p text:style-name="P26">127.0.1.1 <text:s text:c="2"/>&lt;hostname&gt;</text:p>
      <text:p text:style-name="P26"/>
      <text:p text:style-name="P32">Installing NetworkManager:</text:p>
      <text:p text:style-name="P21">pacman -S networkmanager</text:p>
      <text:p text:style-name="P21">systemctl enable NetworkManager</text:p>
      <text:p text:style-name="P21"/>
      <text:h text:style-name="P87" text:outline-level="1"><text:bookmark-start text:name="__RefHeading___Toc588_12449197871"/><text:bookmark-end text:name="__RefHeading___Toc588_12449197871"/></text:h>
      <text:p text:style-name="P27"/>
      <text:h text:style-name="P90" text:outline-level="1" text:is-list-header="true"><text:bookmark-start text:name="__RefHeading___Toc588_1244919787111"/><text:soft-page-break/>6. Setting up sudo &amp; users<text:bookmark-end text:name="__RefHeading___Toc588_1244919787111"/></text:h>
      <text:p text:style-name="P95">Setting up sudo:</text:p>
      <text:p text:style-name="P21">pacman -S sudo</text:p>
      <text:p text:style-name="P21"><text:span text:style-name="T38">EDITOR=micro </text:span>visudo</text:p>
      <text:p text:style-name="P2"><text:span text:style-name="T5">uncomment </text:span><text:span text:style-name="T6">``</text:span><text:span text:style-name="T5">%wheel ALL=(ALL:ALL) ALL</text:span><text:span text:style-name="T6">``</text:span></text:p>
      <text:p text:style-name="P4"/>
      <text:p text:style-name="P27">Setting up user<text:span text:style-name="T23">s</text:span>:</text:p>
      <text:p text:style-name="P21">useradd -m &lt;username&gt;</text:p>
      <text:p text:style-name="P21">usermod -aG wheel,video,audio,storage,floppy &lt;username&gt;</text:p>
      <text:p text:style-name="P21">passwd</text:p>
      <text:p text:style-name="P21">passwd &lt;username&gt;</text:p>
      <text:p text:style-name="P50"/>
      <text:h text:style-name="P88" text:outline-level="1"><text:bookmark-start text:name="__RefHeading___Toc628_3590189035"/><text:span text:style-name="T57">7</text:span><text:span text:style-name="T34">. </text:span>Installing boot loader<text:bookmark-end text:name="__RefHeading___Toc628_3590189035"/></text:h>
      <text:p text:style-name="P52">GRUB:</text:p>
      <text:p text:style-name="P51">UEFI <text:span text:style-name="T50">(GPT)</text:span>: <text:s text:c="30"/>BIOS <text:span text:style-name="T50">(MBR/GPT)</text:span>:</text:p>
      <text:p text:style-name="P24">pacman -S efibootmgr grub <text:s text:c="19"/><text:span text:style-name="T58">pacman -S grub</text:span></text:p>
      <text:p text:style-name="P24">grub-install –efi-directory=/boot/efi <text:s text:c="7"/><text:span text:style-name="T58">grub-install /dev/sd</text:span><text:span text:style-name="T59">X</text:span></text:p>
      <text:p text:style-name="P25">grub-mkconfig -o /boot/grub/grub.cfg <text:s text:c="8"/>grub-mkconfig -<text:span text:style-name="T65">o </text:span></text:p>
      <text:p text:style-name="P25"><text:s text:c="45"/>/boot/grub/grub.cf<text:span text:style-name="T64">g</text:span> <text:s text:c="38"/></text:p>
      <text:p text:style-name="P96"/>
      <text:p text:style-name="P52">systemd-boot <text:span text:style-name="T66">(UEFI-GPT Only)</text:span>:</text:p>
      <text:p text:style-name="P6">bootctl install</text:p>
      <text:p text:style-name="P7">micro /boot/loader/entries/arch.conf</text:p>
      <text:p text:style-name="P7"/>
      <text:p text:style-name="P16">Entry example:</text:p>
      <text:p text:style-name="P8">title <text:s text:c="2"/>Arch Linux</text:p>
      <text:p text:style-name="P8">linux <text:s text:c="2"/>/vmlinuz-linux</text:p>
      <text:p text:style-name="P8">initrd <text:s/>/initramfs-linux.img</text:p>
      <text:p text:style-name="P8">options root=/dev/root rw</text:p>
      <text:h text:style-name="P89" text:outline-level="1" text:is-list-header="true"><text:bookmark-start text:name="__RefHeading___Toc630_3590189035"/><text:span text:style-name="T67">8</text:span><text:span text:style-name="T34">. </text:span>Rebooting to system<text:bookmark-end text:name="__RefHeading___Toc630_3590189035"/></text:h>
      <text:p text:style-name="P69">Exit chroot and reboot</text:p>
      <text:p text:style-name="P47"><text:span text:style-name="T62">C</text:span><text:span text:style-name="T61">onnect to </text:span><text:span text:style-name="T63">Wi-Fi</text:span><text:span text:style-name="T61">: </text:span><text:span text:style-name="T60">sudo nmcli device wifi connect &lt;SSID&gt; password &lt;password&gt;</text:span></text:p>
      <text:h text:style-name="P85" text:outline-level="1"><text:bookmark-start text:name="__RefHeading___Toc590_1244919787"/><text:span text:style-name="T15">9. </text:span><text:span text:style-name="T16">Installing sound server</text:span><text:bookmark-end text:name="__RefHeading___Toc590_1244919787"/></text:h>
      <text:p text:style-name="P76"/>
      <text:p text:style-name="P64"><text:span text:style-name="T16">P</text:span><text:span text:style-name="T14">ipeWire: <text:s text:c="19"/>PulseAudio:</text:span></text:p>
      <text:p text:style-name="P71">sudo pacman -S pipewire-pulse <text:s text:c="4"/>sudo pacman -S pulseaudio</text:p>
      <text:h text:style-name="P91" text:outline-level="1" text:is-list-header="true"/>
      <text:h text:style-name="P92" text:outline-level="1" text:is-list-header="true"><text:bookmark-start text:name="__RefHeading___Toc592_1244919787"/><text:bookmark-end text:name="__RefHeading___Toc592_1244919787"/></text:h>
      <text:p text:style-name="P73"/>
      <text:h text:style-name="P93" text:outline-level="1" text:is-list-header="true"><text:bookmark-start text:name="__RefHeading___Toc592_12449197871"/><text:soft-page-break/><text:span text:style-name="T11">10</text:span><text:span text:style-name="T10">. </text:span><text:span text:style-name="T9">Installing Desktop Envoriment</text:span><text:bookmark-end text:name="__RefHeading___Toc592_12449197871"/></text:h>
      <text:p text:style-name="P74"/>
      <text:p text:style-name="P53">GNOME:</text:p>
      <text:p text:style-name="P17">Installing desktop envoriment:</text:p>
      <text:p text:style-name="P9">sudo pacman -S gnome</text:p>
      <text:p text:style-name="P9">sudo systemctl enable gdm; sudo reboot</text:p>
      <text:p text:style-name="P78"/>
      <text:p text:style-name="P53">Xfce:</text:p>
      <text:p text:style-name="P17">Installing desktop envoriment:</text:p>
      <text:p text:style-name="P10">sudo pacman -S xfce4 xfce4-goodies <text:span text:style-name="T51">gvfs gvfs-mtp pavucontrol network-manager-applet </text:span><text:span text:style-name="T37">blueman </text:span><text:span text:style-name="T40">accountsservice</text:span></text:p>
      <text:p text:style-name="P17">Installing <text:span text:style-name="T39">login manager</text:span><text:span text:style-name="T31">:</text:span></text:p>
      <text:p text:style-name="P11">sudo pacman -S lightdm-gtk-greeter</text:p>
      <text:p text:style-name="P12">sudo systemctl enable lightdm<text:span text:style-name="T32"> </text:span></text:p>
      <text:p text:style-name="P12"><text:span text:style-name="T36">sudo </text:span><text:span text:style-name="T32">reboot</text:span></text:p>
      <text:p text:style-name="P79"/>
      <text:p text:style-name="P53">KDE Plasma:</text:p>
      <text:p text:style-name="P17">Installing desktop envoriment:</text:p>
      <text:p text:style-name="P15">sudo pacman -S plasma plasma-wayland-session <text:span text:style-name="T33">konsole </text:span><text:span text:style-name="T52">dolphin gwenview</text:span></text:p>
      <text:p text:style-name="P66">sudo systemctl enable sddm </text:p>
      <text:p text:style-name="P67">sudo reboot</text:p>
      <text:p text:style-name="P75"/>
      <text:p text:style-name="P70">LXQt:</text:p>
      <text:p text:style-name="P18">Installing desktop envoriment:</text:p>
      <text:p text:style-name="P13">sudo pacman -S lxqt breeze-icons network-manager-applet</text:p>
      <text:p text:style-name="P19">Installing <text:span text:style-name="T39">login manager</text:span><text:span text:style-name="T31">:</text:span></text:p>
      <text:p text:style-name="P14">sudo pacman -S sddm</text:p>
      <text:p text:style-name="P80">sudo systemctl enable sddm </text:p>
      <text:p text:style-name="P81">sudo reboot no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Source Code Pro" svg:font-family="'Source Code Pro'"/>
    <style:font-face style:name="Source Code Pro1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Code Pro" fo:font-size="12pt" fo:language="uk" fo:country="UA" style:letter-kerning="true" style:font-name-asian="Nimbus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Source Code Pro" fo:font-size="12pt" fo:language="uk" fo:country="UA" style:letter-kerning="true" style:font-name-asian="Nimbus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Source Code Pro" fo:font-family="'Source Code Pro'" fo:font-size="14pt" style:font-name-asian="Nimbus Sans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Nimbus Roman" fo:font-family="'Nimbus Roman'" style:font-family-generic="roman" style:font-pitch="variable" fo:font-size="18pt" fo:font-weight="bold" style:font-name-asian="Nimbus Sans" style:font-family-asian="'Nimbus Sans'" style:font-family-generic-asian="system" style:font-pitch-asian="variable" style:font-size-asian="18pt" style:font-weight-asian="bold" style:font-name-complex="FreeSans2" style:font-family-complex="FreeSans" style:font-family-generic-complex="system" style:font-pitch-complex="variable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Nimbus Mono PS" fo:font-family="'Nimbus Mono PS'" style:font-family-generic="modern" style:font-pitch="fixed" style:font-name-asian="Nimbus Mono PS" style:font-family-asian="'Nimbus Mono PS'" style:font-family-generic-asian="modern" style:font-pitch-asian="fixed" style:font-name-complex="FreeSans" style:font-family-complex="FreeSans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vyatoslav Bak</meta:initial-creator>
    <meta:creation-date>2022-12-10T20:18:58.010950676</meta:creation-date>
    <dc:date>2023-01-13T22:05:34.171252944</dc:date>
    <dc:creator>Svyatoslav Bak</dc:creator>
    <meta:editing-duration>PT4H14M46S</meta:editing-duration>
    <meta:editing-cycles>228</meta:editing-cycles>
    <meta:generator>LibreOffice/7.4.4.2$Linux_X86_64 LibreOffice_project/40$Build-2</meta:generator>
    <meta:document-statistic meta:table-count="3" meta:image-count="0" meta:object-count="0" meta:page-count="4" meta:paragraph-count="158" meta:word-count="468" meta:character-count="3657" meta:non-whitespace-character-count="3062"/>
  </office:meta>
</office:document-meta>
</file>